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4.453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top" draw:auto-grow-height="false" fo:min-height="14.482cm" fo:min-width="15.375cm"/>
      <style:paragraph-properties style:writing-mode="lr-tb"/>
    </style:style>
    <style:style style:name="gr3" style:family="graphic" style:parent-style-name="standard" style:list-style-name="L1">
      <style:graphic-properties svg:stroke-color="#000000" draw:fill-color="#ffffff" draw:textarea-horizontal-align="justify" draw:textarea-vertical-align="top" draw:auto-grow-height="false" fo:min-height="3.306cm" fo:min-width="5.08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274cm" fo:min-width="3.945cm"/>
      <style:paragraph-properties style:writing-mode="lr-tb"/>
    </style:style>
    <style:style style:name="gr5" style:family="graphic" style:parent-style-name="objectwithoutfill">
      <style:graphic-properties svg:stroke-width="0.106cm" draw:marker-start-width="0.358cm" draw:marker-end="Arrow" draw:marker-end-width="0.458cm" draw:fill="solid" fo:padding-top="0.177cm" fo:padding-bottom="0.177cm" fo:padding-left="0.302cm" fo:padding-right="0.302cm"/>
    </style:style>
    <style:style style:name="gr6" style:family="graphic" style:parent-style-name="standard">
      <style:graphic-properties draw:textarea-horizontal-align="justify" draw:textarea-vertical-align="top" draw:auto-grow-height="false" fo:min-height="4.703cm" fo:min-width="9.02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417cm" fo:min-width="8.009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401cm" fo:min-width="4.07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417cm" fo:min-width="5.34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281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2.29cm" fo:min-width="8.009cm"/>
      <style:paragraph-properties style:writing-mode="lr-tb"/>
    </style:style>
    <style:style style:name="gr13" style:family="graphic" style:parent-style-name="objectwithoutfill">
      <style:graphic-properties svg:stroke-width="0.106cm" draw:marker-start-width="0.359cm" draw:marker-end="Arrow" draw:marker-end-width="0.459cm" draw:fill="solid" fo:padding-top="0.178cm" fo:padding-bottom="0.178cm" fo:padding-left="0.303cm" fo:padding-right="0.303cm"/>
    </style:style>
    <style:style style:name="gr14" style:family="graphic" style:parent-style-name="standard">
      <style:graphic-properties draw:textarea-horizontal-align="justify" draw:textarea-vertical-align="middle" draw:auto-grow-height="false" fo:min-height="1.953cm" fo:min-width="5.40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P4" style:family="paragraph">
      <loext:graphic-properties draw:fill-color="#ffffff"/>
      <style:paragraph-properties fo:text-align="center"/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P5" style:family="paragraph">
      <loext:graphic-properties draw:fill="solid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953cm" svg:height="1.905cm" svg:x="11.795cm" svg:y="5.318cm">
          <text:p text:style-name="P1">client program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5.875cm" svg:height="14.732cm" svg:x="7.731cm" svg:y="9.382cm">
          <text:p text:style-name="P1">softvol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588cm" svg:height="3.556cm" svg:x="16.113cm" svg:y="11.287cm">
          <text:p text:style-name="P3">control</text:p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4.445cm" svg:height="1.524cm" svg:x="16.367cm" svg:y="12.938cm">
          <text:p text:style-name="P1">getprognam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svg:x1="14.271cm" svg:y1="7.223cm" svg:x2="15.668cm" svg:y2="9.382cm" draw:start-shape="id1" draw:start-glue-point="2" draw:end-shape="id2" svg:d="M14271 7223v1079h1397v1080" svg:viewBox="0 0 1398 2160">
          <text:p/>
        </draw:connector>
        <draw:custom-shape draw:style-name="gr6" draw:text-style-name="P1" xml:id="id3" draw:id="id3" draw:layer="layout" svg:width="9.525cm" svg:height="4.953cm" svg:x="8.747cm" svg:y="18.145cm">
          <text:p text:style-name="P1">findfreedevice</text:p>
          <draw:enhanced-geometry svg:viewBox="0 0 21600 21600" draw:type="rectangle" draw:enhanced-path="M 0 0 L 21600 0 21600 21600 0 21600 0 0 Z N"/>
        </draw:custom-shape>
        <draw:custom-shape draw:style-name="gr7" draw:text-style-name="P1" xml:id="id4" draw:id="id4" draw:layer="layout" svg:width="8.509cm" svg:height="2.667cm" svg:x="5.445cm" svg:y="29.067cm">
          <text:p text:style-name="P1">hw:Loopback,0,N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line-skew="0.953cm" svg:x1="13.509cm" svg:y1="23.098cm" svg:x2="9.699cm" svg:y2="29.067cm" draw:start-shape="id3" draw:end-shape="id4" svg:d="M13509 23098v3937h-3810v2032" svg:viewBox="0 0 3811 5970">
          <text:p/>
        </draw:connector>
        <draw:custom-shape draw:style-name="gr7" draw:text-style-name="P1" xml:id="id15" draw:id="id15" draw:layer="layout" svg:width="8.509cm" svg:height="2.667cm" svg:x="5.445cm" svg:y="31.734cm">
          <text:p text:style-name="P1">hw:Loopback,1,N</text:p>
          <draw:enhanced-geometry svg:viewBox="0 0 21600 21600" draw:type="rectangle" draw:enhanced-path="M 0 0 L 21600 0 21600 21600 0 21600 0 0 Z N"/>
        </draw:custom-shape>
        <draw:custom-shape draw:style-name="gr8" draw:text-style-name="P1" xml:id="id6" draw:id="id6" draw:layer="layout" svg:width="4.572cm" svg:height="1.651cm" svg:x="14.843cm" svg:y="44.561cm">
          <text:p text:style-name="P1">hw:X,Y</text:p>
          <draw:enhanced-geometry svg:viewBox="0 0 21600 21600" draw:type="rectangle" draw:enhanced-path="M 0 0 L 21600 0 21600 21600 0 21600 0 0 Z N"/>
        </draw:custom-shape>
        <draw:custom-shape draw:style-name="gr8" draw:text-style-name="P1" xml:id="id5" draw:id="id5" draw:layer="layout" svg:width="4.572cm" svg:height="1.651cm" svg:x="14.843cm" svg:y="41.513cm">
          <text:p text:style-name="P1">dmix-hw-X-Y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17.129cm" svg:y1="43.164cm" svg:x2="17.129cm" svg:y2="44.561cm" draw:start-shape="id5" draw:start-glue-point="2" draw:end-shape="id6" draw:end-glue-point="0" svg:d="M17129 43164v1397" svg:viewBox="0 0 1 1398">
          <text:p/>
        </draw:connector>
        <draw:custom-shape draw:style-name="gr7" draw:text-style-name="P1" xml:id="id8" draw:id="id8" draw:layer="layout" svg:width="8.509cm" svg:height="2.667cm" svg:x="25.892cm" svg:y="9.382cm">
          <text:p text:style-name="P1">hw:Loopback,0,0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line-skew="1.652cm" svg:x1="20.812cm" svg:y1="13.7cm" svg:x2="25.892cm" svg:y2="10.715cm" draw:start-shape="id7" draw:start-glue-point="1" draw:end-shape="id8" draw:end-glue-point="3" svg:d="M20812 13700h4191v-2985h889" svg:viewBox="0 0 5081 2986">
          <text:p/>
        </draw:connector>
        <draw:frame draw:style-name="gr9" draw:text-style-name="P7" draw:layer="layout" svg:width="1.137cm" svg:height="0.962cm" svg:x="29.321cm" svg:y="8.42cm">
          <draw:text-box>
            <text:p>ctl</text:p>
          </draw:text-box>
        </draw:frame>
        <draw:custom-shape draw:style-name="gr8" draw:text-style-name="P1" xml:id="id10" draw:id="id10" draw:layer="layout" svg:width="4.572cm" svg:height="1.651cm" svg:x="21.891cm" svg:y="44.688cm">
          <text:p text:style-name="P1">bt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xml:id="id9" draw:id="id9" draw:layer="layout" svg:width="4.572cm" svg:height="1.651cm" svg:x="21.891cm" svg:y="41.64cm">
          <text:p text:style-name="P1">dmix-bt-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6" draw:layer="layout" svg:x1="24.177cm" svg:y1="43.291cm" svg:x2="24.177cm" svg:y2="44.688cm" draw:start-shape="id9" draw:start-glue-point="2" draw:end-shape="id10" draw:end-glue-point="0" svg:d="M24177 43291v1397" svg:viewBox="0 0 1 1398">
          <text:p/>
        </draw:connector>
        <draw:custom-shape draw:style-name="gr8" draw:text-style-name="P1" xml:id="id11" draw:id="id11" draw:layer="layout" svg:width="4.572cm" svg:height="1.651cm" svg:x="21.891cm" svg:y="38.719cm">
          <text:p text:style-name="P1">softvol-bt-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6" draw:layer="layout" svg:x1="24.177cm" svg:y1="40.37cm" svg:x2="24.177cm" svg:y2="41.64cm" draw:start-shape="id11" draw:start-glue-point="2" draw:end-shape="id9" draw:end-glue-point="0" svg:d="M24177 40370v1270" svg:viewBox="0 0 1 1271">
          <text:p/>
        </draw:connector>
        <draw:custom-shape draw:style-name="gr10" draw:text-style-name="P1" xml:id="id12" draw:id="id12" draw:layer="layout" svg:width="5.842cm" svg:height="2.667cm" svg:x="29.702cm" svg:y="38.211cm">
          <text:p text:style-name="P1">hw:Loopback,1,0</text:p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1.329cm" svg:height="0.962cm" svg:x="31.988cm" svg:y="37.068cm">
          <draw:text-box>
            <text:p>ctl</text:p>
          </draw:text-box>
        </draw:frame>
        <draw:connector draw:style-name="gr5" draw:text-style-name="P6" draw:layer="layout" svg:x1="26.463cm" svg:y1="39.544cm" svg:x2="29.702cm" svg:y2="39.544cm" draw:start-shape="id11" draw:start-glue-point="1" draw:end-shape="id12" draw:end-glue-point="3" svg:d="M26463 39544h3239" svg:viewBox="0 0 3240 1">
          <text:p/>
        </draw:connector>
        <draw:frame draw:style-name="gr9" draw:text-style-name="P7" draw:layer="layout" svg:width="3.355cm" svg:height="0.962cm" svg:x="11.795cm" svg:y="17.002cm">
          <draw:text-box>
            <text:p>slave pcm</text:p>
          </draw:text-box>
        </draw:frame>
        <draw:custom-shape draw:style-name="gr12" draw:text-style-name="P1" xml:id="id14" draw:id="id14" draw:layer="layout" svg:width="8.509cm" svg:height="2.54cm" svg:x="9.255cm" svg:y="19.669cm">
          <text:p text:style-name="P1">auto start alsaloop</text:p>
          <text:p text:style-name="P1">to the last used device</text:p>
          <text:p text:style-name="P1">or to the default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draw:type="curve" svg:x1="19.923cm" svg:y1="34.521cm" svg:x2="17.129cm" svg:y2="41.513cm" draw:start-shape="id13" draw:start-glue-point="6" draw:end-shape="id5" draw:end-glue-point="0" svg:d="M19923 34521c0 5431-2794 1936-2794 6992" svg:viewBox="0 0 2795 6993">
          <text:p/>
        </draw:connector>
        <draw:connector draw:style-name="gr13" draw:text-style-name="P6" draw:layer="layout" draw:type="curve" svg:x1="19.923cm" svg:y1="34.521cm" svg:x2="24.177cm" svg:y2="38.719cm" draw:start-shape="id13" draw:start-glue-point="6" draw:end-shape="id11" draw:end-glue-point="0" svg:d="M19923 34521c0 3336 4254 1237 4254 4198" svg:viewBox="0 0 4255 4199">
          <text:p/>
        </draw:connector>
        <draw:connector draw:style-name="gr13" draw:text-style-name="P6" draw:layer="layout" svg:x1="17.764cm" svg:y1="20.939cm" svg:x2="19.923cm" svg:y2="31.48cm" draw:start-shape="id14" draw:start-glue-point="1" draw:end-shape="id13" draw:end-glue-point="4" svg:d="M17764 20939h2159v10541" svg:viewBox="0 0 2160 10542">
          <text:p/>
        </draw:connector>
        <draw:connector draw:style-name="gr13" draw:text-style-name="P6" draw:layer="layout" svg:x1="13.954cm" svg:y1="33.067cm" svg:x2="16.494cm" svg:y2="33.131cm" draw:start-shape="id15" draw:start-glue-point="1" draw:end-shape="id13" draw:end-glue-point="5" svg:d="M13954 33067h1270v64h1270" svg:viewBox="0 0 2541 65">
          <text:p/>
        </draw:connector>
        <draw:custom-shape draw:style-name="gr14" draw:text-style-name="P1" xml:id="id13" draw:id="id13" draw:layer="layout" svg:width="6.858cm" svg:height="3.302cm" svg:x="16.494cm" svg:y="31.48cm">
          <text:p text:style-name="P1">alsaloop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svg:stroke-opacity="100%" draw:stroke-linejoin="round" svg:stroke-linecap="butt" draw:fill="solid" draw:fill-color="#ffffff" draw:secondary-fill-color="#729fcf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274cm" fo:min-width="2.675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Arial" style:font-family-complex="Ari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11cm" fo:page-height="84.0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2-17T22:11:15.273000000</meta:creation-date>
    <dc:date>2021-02-17T22:49:38.972000000</dc:date>
    <meta:editing-duration>PT38M11S</meta:editing-duration>
    <meta:editing-cycles>26</meta:editing-cycles>
    <meta:generator>LibreOffice/6.4.6.2$Windows_X86_64 LibreOffice_project/0ce51a4fd21bff07a5c061082cc82c5ed232f115</meta:generator>
    <meta:document-statistic meta:object-count="30"/>
  </office:meta>
</office:document-meta>
</file>